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text-properties fo:font-weight="bold" officeooo:rsid="0002713b" officeooo:paragraph-rsid="0002713b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Heading_20_3">
      <style:text-properties officeooo:paragraph-rsid="0002713b"/>
    </style:style>
    <style:style style:name="P5" style:family="paragraph" style:parent-style-name="Text_20_body" style:list-style-name="L3"/>
    <style:style style:name="P6" style:family="paragraph" style:parent-style-name="Text_20_body" style:list-style-name="L4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Edohub Academy – Data Science Department</text:p>
          <text:p text:style-name="P1">Group Work Assignment 1 . </text:p>
          <text:p text:style-name="P1">Submittion deadline: Before the end of today 8 PM</text:p>
          <text:p text:style-name="P1">Goal :</text:p>
        </text:list-header>
        <text:list-item>
          <text:p text:style-name="P2">Test core Python knowledge (data types, functions, loops, OOP, recursion, etc.)</text:p>
        </text:list-item>
        <text:list-item>
          <text:p text:style-name="P2">Encourage clean code, modularity, testing, and good coding practices</text:p>
        </text:list-item>
        <text:list-item>
          <text:p text:style-name="P2">Simulate real-world problem-solving</text:p>
        </text:list-item>
        <text:list-item>
          <text:p text:style-name="P2">Encourage collaboration in a team setting</text:p>
        </text:list-item>
      </text:list>
      <text:p text:style-name="Horizontal_20_Line"/>
      <text:h text:style-name="Heading_20_2" text:outline-level="2"><text:span text:style-name="Strong_20_Emphasis">Group Project 1: Student Management System with CLI Interface</text:span></text:h>
      <text:p text:style-name="Text_20_body"><text:span text:style-name="Strong_20_Emphasis">Project Title:</text:span> <text:span text:style-name="Source_20_Text">SmartStudent – A Command-Line Student Management System</text:span></text:p>
      <text:p text:style-name="Text_20_body"><text:span text:style-name="Strong_20_Emphasis">Project Description:</text:span><text:line-break/>Build a Python CLI application that allows managing a group of students in a fictional school. The system should include adding, editing, deleting, and displaying students' details such as name, age, class, subjects, and grades.</text:p>
      <text:h text:style-name="Heading_20_3" text:outline-level="3">🔧 Features to Implement:</text:h>
      <text:list text:style-name="L2">
        <text:list-item>
          <text:p text:style-name="P3">Add a new student</text:p>
        </text:list-item>
        <text:list-item>
          <text:p text:style-name="P3">View all students</text:p>
        </text:list-item>
        <text:list-item>
          <text:p text:style-name="P3">Search for a student by name or ID</text:p>
        </text:list-item>
        <text:list-item>
          <text:p text:style-name="P3">Edit student details</text:p>
        </text:list-item>
        <text:list-item>
          <text:p text:style-name="P3">Delete a student</text:p>
        </text:list-item>
        <text:list-item>
          <text:p text:style-name="P3">Calculate average grade for a student</text:p>
        </text:list-item>
        <text:list-item>
          <text:p text:style-name="P3">Sort students by name or grade</text:p>
        </text:list-item>
        <text:list-item>
          <text:p text:style-name="P3">Save/load data using JSON or CSV files</text:p>
        </text:list-item>
      </text:list>
      <text:h text:style-name="P4" text:outline-level="3"><text:soft-page-break/>🔁 </text:h>
      <text:h text:style-name="P4" text:outline-level="3"/>
      <text:h text:style-name="P4" text:outline-level="3">Concepts Practiced:</text:h>
      <text:list text:style-name="L3">
        <text:list-item>
          <text:p text:style-name="P5">Functions, conditionals, loops</text:p>
        </text:list-item>
        <text:list-item>
          <text:p text:style-name="P5">Data structures: lists, dictionaries</text:p>
        </text:list-item>
        <text:list-item>
          <text:p text:style-name="P5">File I/O (JSON or CSV)</text:p>
        </text:list-item>
        <text:list-item>
          <text:p text:style-name="P5">Object-Oriented Programming (Students as classes)</text:p>
        </text:list-item>
        <text:list-item>
          <text:p text:style-name="P5">Exception handling</text:p>
        </text:list-item>
      </text:list>
      <text:h text:style-name="Heading_20_3" text:outline-level="3">🧠 Engineering Principles to Apply:</text:h>
      <text:list text:style-name="L4">
        <text:list-item>
          <text:p text:style-name="P6">DRY, KISS, Modular Design</text:p>
        </text:list-item>
        <text:list-item>
          <text:p text:style-name="P6">Documentation &amp; Docstrings</text:p>
        </text:list-item>
        <text:list-item>
          <text:p text:style-name="P6">Version Control with Git</text:p>
        </text:list-item>
        <text:list-item>
          <text:p text:style-name="P6">Separation of Concerns (e.g., UI vs Logic vs Data Storage)</text:p>
        </text:list-item>
        <text:list-item>
          <text:p text:style-name="P6">Unit Testing with <text:span text:style-name="Source_20_Text">assert</text:span> or <text:span text:style-name="Source_20_Text">unittest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09:17:04.830850362</meta:creation-date>
    <dc:date>2025-07-31T09:28:01.674972644</dc:date>
    <meta:editing-duration>PT10M57S</meta:editing-duration>
    <meta:editing-cycles>1</meta:editing-cycles>
    <meta:document-statistic meta:table-count="0" meta:image-count="0" meta:object-count="0" meta:page-count="2" meta:paragraph-count="33" meta:word-count="228" meta:character-count="1362" meta:non-whitespace-character-count="1189"/>
    <meta:generator>LibreOffice/24.8.7.2$Linux_X86_64 LibreOffice_project/480$Build-2</meta:generator>
  </office:meta>
</office:document-meta>
</file>